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5.58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42.62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36.35mm"/>
    </style:style>
    <style:style style:name="co15" style:family="table-column">
      <style:table-column-properties fo:break-before="auto" style:column-width="23.64mm"/>
    </style:style>
    <style:style style:name="co16" style:family="table-column">
      <style:table-column-properties fo:break-before="auto" style:column-width="88mm"/>
    </style:style>
    <style:style style:name="co17" style:family="table-column">
      <style:table-column-properties fo:break-before="auto" style:column-width="117.14mm"/>
    </style:style>
    <style:style style:name="co18" style:family="table-column">
      <style:table-column-properties fo:break-before="auto" style:column-width="98.55mm"/>
    </style:style>
    <style:style style:name="co19" style:family="table-column">
      <style:table-column-properties fo:break-before="auto" style:column-width="226.48mm"/>
    </style:style>
    <style:style style:name="co20" style:family="table-column">
      <style:table-column-properties fo:break-before="auto" style:column-width="35.15mm"/>
    </style:style>
    <style:style style:name="co21" style:family="table-column">
      <style:table-column-properties fo:break-before="auto" style:column-width="28.35mm"/>
    </style:style>
    <style:style style:name="co22" style:family="table-column">
      <style:table-column-properties fo:break-before="auto" style:column-width="105.22mm"/>
    </style:style>
    <style:style style:name="co23" style:family="table-column">
      <style:table-column-properties fo:break-before="auto" style:column-width="89.34mm"/>
    </style:style>
    <style:style style:name="co24" style:family="table-column">
      <style:table-column-properties fo:break-before="auto" style:column-width="39.44mm"/>
    </style:style>
    <style:style style:name="co25" style:family="table-column">
      <style:table-column-properties fo:break-before="auto" style:column-width="36.67mm"/>
    </style:style>
    <style:style style:name="co26" style:family="table-column">
      <style:table-column-properties fo:break-before="auto" style:column-width="71.08mm"/>
    </style:style>
    <style:style style:name="co27" style:family="table-column">
      <style:table-column-properties fo:break-before="auto" style:column-width="150.72mm"/>
    </style:style>
    <style:style style:name="co28" style:family="table-column">
      <style:table-column-properties fo:break-before="auto" style:column-width="28.91mm"/>
    </style:style>
    <style:style style:name="co29" style:family="table-column">
      <style:table-column-properties fo:break-before="auto" style:column-width="31.96mm"/>
    </style:style>
    <style:style style:name="co30" style:family="table-column">
      <style:table-column-properties fo:break-before="auto" style:column-width="51.38mm"/>
    </style:style>
    <style:style style:name="co31" style:family="table-column">
      <style:table-column-properties fo:break-before="auto" style:column-width="10.81mm"/>
    </style:style>
    <style:style style:name="co32" style:family="table-column">
      <style:table-column-properties fo:break-before="auto" style:column-width="70.26mm"/>
    </style:style>
    <style:style style:name="co33" style:family="table-column">
      <style:table-column-properties fo:break-before="auto" style:column-width="102.45mm"/>
    </style:style>
    <style:style style:name="co34" style:family="table-column">
      <style:table-column-properties fo:break-before="auto" style:column-width="95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Note that test must be performed on an interface fully supporting XOn/XOff (VSPE doesn't support it!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oDo</text:p>
          </table:table-cell>
          <table:table-cell table:style-name="ce2"/>
          <table:table-cell table:style-name="ce2" office:value-type="string" calcext:value-type="string">
            <text:p>Suspend/Resume</text:p>
          </table:table-cell>
          <table:table-cell table:style-name="ce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f internal COM</text:p>
          </table:table-cell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uspend computer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esume computer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Start continuous mode on device</text:p>
          </table:table-cell>
          <table:table-cell/>
          <table:table-cell office:value-type="string" calcext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erminal while SIR is sent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8000/s</text:p>
          </table:table-cell>
          <table:table-cell office:value-type="string" calcext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UDP 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</text:p>
            <text:p> &gt; 1st terminal ports = 10002 / 10001</text:p>
            <text:p> &gt; 2nd terminal ports = 10001 / 10002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</text:p>
            <text:p> &gt; 3rd terminal ports = 10001 / 10002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sent from the 3rd terminal</text:p>
            <text:p>No data can be received at the 3rd terminal</text:p>
          </table:table-cell>
          <table:table-cell office:value-type="string" calcext:value-type="string">
            <text:p/>
            <text:p>OK, no multicast implemented (so far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UDP</text:p>
            <text:p> &gt; Remote Host = YAT TestLaptop</text:p>
            <text:p> &gt; Ports = 10000 /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n YAT TestLaptop, also create a UDP terminal</text:p>
            <text:p> &gt; Remote Host = Standard Computer</text:p>
            <text:p> &gt; Ports = 10000 / 10000</text:p>
          </table:table-cell>
          <table:table-cell table:number-columns-repeated="1020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USB Ser/HID device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office:value-type="string" calcext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Command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1-Small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4-EnormousLin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7" table:default-cell-style-name="ce1"/>
        <table:table-column table:style-name="co30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5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5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.00.0000</text:date>, <text:time style:data-style-name="N2" text:time-value="09:18:21.8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21H8M49S</meta:editing-duration>
    <meta:editing-cycles>144</meta:editing-cycles>
    <meta:generator>LibreOffice/5.0.5.2$Windows_x86 LibreOffice_project/55b006a02d247b5f7215fc6ea0fde844b30035b3</meta:generator>
    <dc:date>2016-05-31T09:22:08.576000000</dc:date>
    <meta:print-date>2013-02-02T14:44:49.07</meta:print-date>
    <meta:document-statistic meta:table-count="11" meta:cell-count="1036" meta:object-count="0"/>
    <meta:user-defined meta:name="Info 1"/>
    <meta:user-defined meta:name="Info 2"/>
    <meta:user-defined meta:name="Info 3"/>
    <meta:user-defined meta:name="Info 4"/>
  </office:meta>
</office:document-meta>
</file>